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Documentation version 0.6</text:p>
      <text:p text:style-name="P5"/>
      <text:p text:style-name="P5"/>
      <text:p text:style-name="P5">Last updated 18 February 2010</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Getting Access to the API<text:tab/>3</text:p>
          <text:p text:style-name="P13">Technical Overview<text:tab/>3</text:p>
          <text:p text:style-name="P13">OAuth Configuration<text:tab/>3</text:p>
          <text:p text:style-name="P13">API Documentation<text:tab/>4</text:p>
          <text:p text:style-name="P14">URL Format <text:tab/>4</text:p>
          <text:p text:style-name="P14">Response Codes<text:tab/>4</text:p>
          <text:p text:style-name="P14">customer API call<text:tab/>5</text:p>
          <text:p text:style-name="P14">meter_readings GET API call<text:tab/>7</text:p>
          <text:p text:style-name="P14">meter_readings POST API call<text:tab/>8</text:p>
          <text:p text:style-name="P14">products API call<text:tab/>9</text:p>
          <text:p text:style-name="P14">top_up GET API call<text:tab/>10</text:p>
          <text:p text:style-name="P14">top_up POST API call<text:tab/>11</text:p>
        </text:index-body>
      </text:table-of-content>
      <text:p text:style-name="P2"/>
      <text:h text:style-name="P15"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For the test environment, replace “https://secure.powershop.co.nz” with “http://suppliertest.youdo.co.nz”.</text:p>
      <text:p text:style-name="Text_20_body">A callback URL passed to the request token URL is required, as per the OAuth 1.0a specification. <text:s/>Note that your OAuth library may not require this parameter; you must manually specify it in this case or update the library to the latest version.</text:p>
      <text:h text:style-name="P15"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line-break/></text:span>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2">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line-break/><text:span text:style-name="T8"><text:tab/>[E901] Unknown OAuth signature method<text:line-break/><text:tab/>[E902] The application has exceeded the request rate limit for this hour<text:line-break/><text:tab/>[E903] Invalid OAuth token<text:line-break/><text:tab/>[E904] OAuth consumer is disabled<text:line-break/><text:tab/>[E905] Expired request token<text:line-break/><text:tab/>[E906] Invalid verifier<text:line-break/><text:tab/>[E907] oauth_token not found<text:line-break/><text:tab/>[E908] oauth_callback must be supplied</text:span></text:p>
      <text:p text:style-name="P8">As the text of error messages may change, please use the [Exxx] error number to detect a particular error message.</text:p>
      <text:h text:style-name="P16"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line-break/><text:tab/><text:tab/><text:tab/></text:span><text:span text:style-name="T3">property_name</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0">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6"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tab/>[E009] This property is not active<text:line-break/></text:span></text:p>
      <text:h text:style-name="P16"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adings[</text:span><text:span text:style-name="T4">register_number</text:span><text:span text:style-name="T3">]<text:tab/></text:span><text:span text:style-name="T1">the reading for </text:span><text:span text:style-name="T2">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1"><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6"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line-break/><text:tab/></text:span><text:span text:style-name="T3">image_url<text:tab/><text:tab/></text:span><text:span text:style-name="T1">URL for 130x130 or 165x130 pixel product imag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Under usual circumstances, a price returned by this call will be valid for purchase through the Powershop web site until midnight.</text:span></text:p>
      <text:p text:style-name="P9">The image_url parameter will not be present if there is no image associated with the product. <text:s/>The image URL supports the HTTP If-Modified-Since header, so you may wish to speed up your user's experience by caching the image. <text:s/>Note that the image may change if the product is out of stock.</text:p>
      <text:p text:style-name="P9"/>
      <text:h text:style-name="P16"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1"><text:span text:style-name="T3">Notes:<text:line-break/></text:span><text:span text:style-name="T5">If the customer's unit balance is zero or positive, only the “unit_balance” key will be returned.</text:span></text:p>
      <text:p text:style-name="P9"/>
      <text:h text:style-name="P16"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line-break/><text:tab/>[E009] This property is not active</text:span></text:p>
      <text:p text:style-name="P11"><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10-02-18T22:48:22</dc:date>
    <meta:editing-duration>PT01H51M37S</meta:editing-duration>
    <meta:editing-cycles>95</meta:editing-cycles>
    <meta:generator>OpenOffice.org/3.1$Unix OpenOffice.org_project/310m19$Build-9420</meta:generator>
    <meta:document-statistic meta:table-count="0" meta:image-count="0" meta:object-count="0" meta:page-count="11" meta:paragraph-count="103" meta:word-count="1795" meta:character-count="11861"/>
  </office:meta>
</office:document-meta>
</file>